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NotificationBroadcaster.getNotifica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tificationBroadcaster.sendNotification( Notification notifi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NotificationBroadcasterEntry.BaseNotificationBroadcasterEntry( NotificationListener listener , NotificationFilter filter , Object han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NotificationBroadcaster.removeNotificationListener( NotificationListener listener , NotificationFilter filter , Object han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tificationBroadcaster.removeNotificationListener( NotificationListener listener , Object han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tificationBroadcaster.removeNotificationListener( Notifica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NotificationBroadcaster.addNotificationListener( NotificationListener listener , NotificationFilter filter , Object handback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aseNotificationBroadcaster.registerNotifications( FixedNotification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